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50121" officeooo:paragraph-rsid="00150121"/>
    </style:style>
    <style:style style:name="P2" style:family="paragraph" style:parent-style-name="Text_20_body">
      <style:text-properties officeooo:rsid="00150121" officeooo:paragraph-rsid="007e97ee"/>
    </style:style>
    <style:style style:name="P3" style:family="paragraph" style:parent-style-name="Text_20_body">
      <style:text-properties officeooo:rsid="00150121" officeooo:paragraph-rsid="007eb543"/>
    </style:style>
    <style:style style:name="P4" style:family="paragraph" style:parent-style-name="Text_20_body">
      <style:text-properties officeooo:rsid="00150121" officeooo:paragraph-rsid="007f9e52"/>
    </style:style>
    <style:style style:name="P5" style:family="paragraph" style:parent-style-name="Text_20_body">
      <style:text-properties officeooo:rsid="00150121" officeooo:paragraph-rsid="00804acd"/>
    </style:style>
    <style:style style:name="P6" style:family="paragraph" style:parent-style-name="Text_20_body">
      <style:text-properties officeooo:rsid="00150121" officeooo:paragraph-rsid="0082ceb7"/>
    </style:style>
    <style:style style:name="P7" style:family="paragraph" style:parent-style-name="Text_20_body">
      <style:text-properties officeooo:rsid="0016ae6b" officeooo:paragraph-rsid="0016ae6b"/>
    </style:style>
    <style:style style:name="P8" style:family="paragraph" style:parent-style-name="Text_20_body">
      <style:text-properties officeooo:rsid="001f246f" officeooo:paragraph-rsid="001f246f"/>
    </style:style>
    <style:style style:name="P9" style:family="paragraph" style:parent-style-name="Text_20_body">
      <style:text-properties officeooo:rsid="002b1606" officeooo:paragraph-rsid="002b1606"/>
    </style:style>
    <style:style style:name="P10" style:family="paragraph" style:parent-style-name="Text_20_body">
      <style:text-properties officeooo:rsid="002b838c" officeooo:paragraph-rsid="002b838c"/>
    </style:style>
    <style:style style:name="P11" style:family="paragraph" style:parent-style-name="Text_20_body">
      <style:text-properties officeooo:rsid="002df0fa" officeooo:paragraph-rsid="002df0fa"/>
    </style:style>
    <style:style style:name="P12" style:family="paragraph" style:parent-style-name="Text_20_body">
      <style:text-properties officeooo:rsid="002df75d" officeooo:paragraph-rsid="002df75d"/>
    </style:style>
    <style:style style:name="P13" style:family="paragraph" style:parent-style-name="Text_20_body">
      <style:text-properties officeooo:rsid="002e9114" officeooo:paragraph-rsid="002e9114"/>
    </style:style>
    <style:style style:name="P14" style:family="paragraph" style:parent-style-name="Text_20_body">
      <style:text-properties officeooo:rsid="00332a07" officeooo:paragraph-rsid="00477700"/>
    </style:style>
    <style:style style:name="P15" style:family="paragraph" style:parent-style-name="Text_20_body">
      <style:text-properties officeooo:rsid="0034a36c" officeooo:paragraph-rsid="0034a36c"/>
    </style:style>
    <style:style style:name="P16" style:family="paragraph" style:parent-style-name="Text_20_body">
      <style:text-properties officeooo:rsid="0034a36c" officeooo:paragraph-rsid="00477700"/>
    </style:style>
    <style:style style:name="P17" style:family="paragraph" style:parent-style-name="Text_20_body">
      <style:text-properties style:text-underline-style="solid" style:text-underline-width="auto" style:text-underline-color="font-color" officeooo:rsid="003f20d2" officeooo:paragraph-rsid="00477700"/>
    </style:style>
    <style:style style:name="P18" style:family="paragraph" style:parent-style-name="Text_20_body">
      <style:text-properties style:text-underline-style="solid" style:text-underline-width="auto" style:text-underline-color="font-color" officeooo:rsid="007416e8" officeooo:paragraph-rsid="007416e8"/>
    </style:style>
    <style:style style:name="P19" style:family="paragraph" style:parent-style-name="Text_20_body">
      <style:text-properties style:text-underline-style="solid" style:text-underline-width="auto" style:text-underline-color="font-color" officeooo:rsid="007eb543" officeooo:paragraph-rsid="007eb543"/>
    </style:style>
    <style:style style:name="P20" style:family="paragraph" style:parent-style-name="Text_20_body">
      <style:text-properties style:text-underline-style="solid" style:text-underline-width="auto" style:text-underline-color="font-color" officeooo:rsid="0082ceb7" officeooo:paragraph-rsid="0082ceb7"/>
    </style:style>
    <style:style style:name="P21" style:family="paragraph" style:parent-style-name="Text_20_body">
      <style:text-properties style:text-underline-style="solid" style:text-underline-width="auto" style:text-underline-color="font-color" officeooo:rsid="0096e0bb" officeooo:paragraph-rsid="0096e0bb"/>
    </style:style>
    <style:style style:name="P22" style:family="paragraph" style:parent-style-name="Text_20_body">
      <style:text-properties officeooo:rsid="003de697" officeooo:paragraph-rsid="00477700"/>
    </style:style>
    <style:style style:name="P23" style:family="paragraph" style:parent-style-name="Text_20_body">
      <style:text-properties officeooo:rsid="003f20d2" officeooo:paragraph-rsid="002e9114"/>
    </style:style>
    <style:style style:name="P24" style:family="paragraph" style:parent-style-name="Text_20_body">
      <style:text-properties officeooo:rsid="003f20d2" officeooo:paragraph-rsid="00477700"/>
    </style:style>
    <style:style style:name="P25" style:family="paragraph" style:parent-style-name="Text_20_body">
      <style:text-properties officeooo:rsid="00536e23" officeooo:paragraph-rsid="00536e23"/>
    </style:style>
    <style:style style:name="P26" style:family="paragraph" style:parent-style-name="Text_20_body">
      <style:text-properties officeooo:rsid="00587767" officeooo:paragraph-rsid="00587767"/>
    </style:style>
    <style:style style:name="P27" style:family="paragraph" style:parent-style-name="Text_20_body">
      <style:text-properties officeooo:rsid="006785f8" officeooo:paragraph-rsid="006785f8"/>
    </style:style>
    <style:style style:name="P2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6.1374in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2">
      <style:text-properties officeooo:rsid="00265acf" officeooo:paragraph-rsid="00265acf"/>
    </style:style>
    <style:style style:name="P35" style:family="paragraph" style:parent-style-name="Heading_20_3">
      <style:text-properties officeooo:paragraph-rsid="007e97ee"/>
    </style:style>
    <style:style style:name="P36" style:family="paragraph" style:parent-style-name="Heading_20_3">
      <style:text-properties officeooo:rsid="005c6491" officeooo:paragraph-rsid="005c6491"/>
    </style:style>
    <style:style style:name="P37" style:family="paragraph" style:parent-style-name="Heading_20_3">
      <style:text-properties officeooo:rsid="00ae9f86" officeooo:paragraph-rsid="00ae9f86"/>
    </style:style>
    <style:style style:name="P38" style:family="paragraph" style:parent-style-name="Heading_20_3">
      <style:text-properties officeooo:rsid="00b50509" officeooo:paragraph-rsid="00b50509"/>
    </style:style>
    <style:style style:name="P39" style:family="paragraph" style:parent-style-name="Heading_20_3">
      <style:text-properties officeooo:rsid="00d44e46" officeooo:paragraph-rsid="00d44e46"/>
    </style:style>
    <style:style style:name="P40" style:family="paragraph" style:parent-style-name="Heading_20_4">
      <style:text-properties officeooo:rsid="004b620a" officeooo:paragraph-rsid="004b620a"/>
    </style:style>
    <style:style style:name="P41" style:family="paragraph" style:parent-style-name="Heading_20_4">
      <style:text-properties officeooo:paragraph-rsid="00477700"/>
    </style:style>
    <style:style style:name="P42" style:family="paragraph" style:parent-style-name="Heading_20_4">
      <style:text-properties officeooo:rsid="005ca78d" officeooo:paragraph-rsid="005ca78d"/>
    </style:style>
    <style:style style:name="P43" style:family="paragraph" style:parent-style-name="Heading_20_4">
      <style:text-properties officeooo:paragraph-rsid="00ca933f"/>
    </style:style>
    <style:style style:name="P44" style:family="paragraph" style:parent-style-name="Heading_20_4">
      <style:text-properties officeooo:rsid="01076702" officeooo:paragraph-rsid="01205f53"/>
    </style:style>
    <style:style style:name="P45" style:family="paragraph" style:parent-style-name="Heading_20_4">
      <style:text-properties officeooo:paragraph-rsid="016b070d"/>
    </style:style>
    <style:style style:name="P46" style:family="paragraph" style:parent-style-name="Heading_20_4">
      <style:text-properties officeooo:paragraph-rsid="01b8bfde"/>
    </style:style>
    <style:style style:name="P47" style:family="paragraph" style:parent-style-name="Heading_20_4">
      <style:text-properties officeooo:rsid="012aef3f" officeooo:paragraph-rsid="01bc2a3b"/>
    </style:style>
    <style:style style:name="P48" style:family="paragraph" style:parent-style-name="Heading_20_4">
      <style:text-properties officeooo:paragraph-rsid="01bc2a3b"/>
    </style:style>
    <style:style style:name="P49" style:family="paragraph" style:parent-style-name="Heading_20_5">
      <style:text-properties officeooo:rsid="01076702" officeooo:paragraph-rsid="01423e69"/>
    </style:style>
    <style:style style:name="P50" style:family="paragraph" style:parent-style-name="Heading_20_5">
      <style:text-properties officeooo:paragraph-rsid="01154898"/>
    </style:style>
    <style:style style:name="P51" style:family="paragraph" style:parent-style-name="Heading_20_5">
      <style:text-properties officeooo:paragraph-rsid="01208f6b"/>
    </style:style>
    <style:style style:name="P52" style:family="paragraph" style:parent-style-name="Heading_20_5">
      <style:text-properties officeooo:paragraph-rsid="01246052"/>
    </style:style>
    <style:style style:name="P53" style:family="paragraph" style:parent-style-name="Heading_20_5">
      <style:text-properties officeooo:paragraph-rsid="0125e9f6"/>
    </style:style>
    <style:style style:name="P54" style:family="paragraph" style:parent-style-name="Heading_20_5">
      <style:text-properties officeooo:paragraph-rsid="014f6af3"/>
    </style:style>
    <style:style style:name="P55" style:family="paragraph" style:parent-style-name="Heading_20_5">
      <style:text-properties officeooo:paragraph-rsid="0151d53e"/>
    </style:style>
    <style:style style:name="P56" style:family="paragraph" style:parent-style-name="Heading_20_5">
      <style:text-properties officeooo:paragraph-rsid="0153761d"/>
    </style:style>
    <style:style style:name="P57" style:family="paragraph" style:parent-style-name="Heading_20_5">
      <style:text-properties officeooo:paragraph-rsid="01538266"/>
    </style:style>
    <style:style style:name="P58" style:family="paragraph" style:parent-style-name="Text_20_body" style:list-style-name="L1">
      <style:paragraph-properties fo:margin-top="0in" fo:margin-bottom="0in" style:contextual-spacing="false"/>
      <style:text-properties officeooo:paragraph-rsid="00477700"/>
    </style:style>
    <style:style style:name="P59" style:family="paragraph" style:parent-style-name="Text_20_body" style:list-style-name="L1">
      <style:text-properties officeooo:paragraph-rsid="00477700"/>
    </style:style>
    <style:style style:name="P60" style:family="paragraph" style:parent-style-name="Text_20_body">
      <style:text-properties officeooo:paragraph-rsid="00a4442a"/>
    </style:style>
    <style:style style:name="P61" style:family="paragraph" style:parent-style-name="Text_20_body">
      <style:text-properties officeooo:paragraph-rsid="00a4aea7"/>
    </style:style>
    <style:style style:name="P62" style:family="paragraph" style:parent-style-name="Text_20_body">
      <style:text-properties officeooo:paragraph-rsid="006c1085"/>
    </style:style>
    <style:style style:name="P63" style:family="paragraph" style:parent-style-name="Text_20_body">
      <style:text-properties officeooo:rsid="00bd8ed6" officeooo:paragraph-rsid="00bd8ed6"/>
    </style:style>
    <style:style style:name="P64" style:family="paragraph" style:parent-style-name="Text_20_body">
      <style:text-properties officeooo:rsid="00c4f866" officeooo:paragraph-rsid="00c4f866"/>
    </style:style>
    <style:style style:name="P65" style:family="paragraph" style:parent-style-name="Text_20_body">
      <style:text-properties officeooo:rsid="00da37ef" officeooo:paragraph-rsid="00f9ee96"/>
    </style:style>
    <style:style style:name="P66" style:family="paragraph" style:parent-style-name="Text_20_body">
      <style:text-properties officeooo:rsid="00db80b3" officeooo:paragraph-rsid="00f9ee96"/>
    </style:style>
    <style:style style:name="P67" style:family="paragraph" style:parent-style-name="Text_20_body">
      <style:text-properties officeooo:rsid="00e654e2" officeooo:paragraph-rsid="00f650e4"/>
    </style:style>
    <style:style style:name="P68" style:family="paragraph" style:parent-style-name="Text_20_body">
      <style:text-properties officeooo:rsid="00e8f2de" officeooo:paragraph-rsid="00e8f2de"/>
    </style:style>
    <style:style style:name="P69" style:family="paragraph" style:parent-style-name="Text_20_body">
      <style:text-properties officeooo:rsid="00f166aa" officeooo:paragraph-rsid="00f805da"/>
    </style:style>
    <style:style style:name="P70" style:family="paragraph" style:parent-style-name="Text_20_body">
      <style:text-properties officeooo:rsid="01027e3d" officeooo:paragraph-rsid="01027e3d"/>
    </style:style>
    <style:style style:name="P71" style:family="paragraph" style:parent-style-name="Text_20_body">
      <style:text-properties officeooo:rsid="01027e3d" officeooo:paragraph-rsid="011a128a"/>
    </style:style>
    <style:style style:name="P72" style:family="paragraph" style:parent-style-name="Text_20_body">
      <style:text-properties officeooo:rsid="01076702"/>
    </style:style>
    <style:style style:name="P73" style:family="paragraph" style:parent-style-name="Text_20_body">
      <style:text-properties officeooo:rsid="01076702" officeooo:paragraph-rsid="01154898"/>
    </style:style>
    <style:style style:name="P74" style:family="paragraph" style:parent-style-name="Text_20_body">
      <style:text-properties officeooo:rsid="011caf3b" officeooo:paragraph-rsid="011caf3b"/>
    </style:style>
    <style:style style:name="P75" style:family="paragraph" style:parent-style-name="Text_20_body">
      <style:text-properties officeooo:rsid="0138d01b" officeooo:paragraph-rsid="013f4731"/>
    </style:style>
    <style:style style:name="P76" style:family="paragraph" style:parent-style-name="Text_20_body">
      <style:text-properties officeooo:paragraph-rsid="01493b34"/>
    </style:style>
    <style:style style:name="P77" style:family="paragraph" style:parent-style-name="Text_20_body">
      <style:text-properties officeooo:rsid="015838ac" officeooo:paragraph-rsid="015838ac"/>
    </style:style>
    <style:style style:name="P78" style:family="paragraph" style:parent-style-name="Text_20_body">
      <style:text-properties officeooo:rsid="0169c892" officeooo:paragraph-rsid="0169c892"/>
    </style:style>
    <style:style style:name="P79" style:family="paragraph" style:parent-style-name="Text_20_body">
      <style:text-properties officeooo:rsid="0188aae5" officeooo:paragraph-rsid="0188aae5"/>
    </style:style>
    <style:style style:name="P80" style:family="paragraph" style:parent-style-name="Text_20_body">
      <style:text-properties officeooo:rsid="019084d7" officeooo:paragraph-rsid="019084d7"/>
    </style:style>
    <style:style style:name="P81" style:family="paragraph" style:parent-style-name="Text_20_body">
      <style:text-properties officeooo:paragraph-rsid="01a24443"/>
    </style:style>
    <style:style style:name="P82" style:family="paragraph" style:parent-style-name="Text_20_body">
      <style:text-properties officeooo:rsid="01b38c34" officeooo:paragraph-rsid="01b38c34"/>
    </style:style>
    <style:style style:name="P83" style:family="paragraph" style:parent-style-name="Text_20_body">
      <style:text-properties officeooo:paragraph-rsid="01bc2a3b"/>
    </style:style>
    <style:style style:name="P84" style:family="paragraph" style:parent-style-name="Text_20_body">
      <style:text-properties officeooo:paragraph-rsid="00ca933f"/>
    </style:style>
    <style:style style:name="T1" style:family="text">
      <style:text-properties officeooo:rsid="00150bb9"/>
    </style:style>
    <style:style style:name="T2" style:family="text">
      <style:text-properties officeooo:rsid="0015413c"/>
    </style:style>
    <style:style style:name="T3" style:family="text">
      <style:text-properties officeooo:rsid="0017afab"/>
    </style:style>
    <style:style style:name="T4" style:family="text">
      <style:text-properties officeooo:rsid="00197fd1"/>
    </style:style>
    <style:style style:name="T5" style:family="text">
      <style:text-properties officeooo:rsid="001bde63"/>
    </style:style>
    <style:style style:name="T6" style:family="text">
      <style:text-properties officeooo:rsid="002b838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e30467" style:font-weight-asian="bold" style:font-weight-complex="bold"/>
    </style:style>
    <style:style style:name="T9" style:family="text">
      <style:text-properties fo:font-weight="bold" officeooo:rsid="00e327a6" style:font-weight-asian="bold" style:font-weight-complex="bold"/>
    </style:style>
    <style:style style:name="T10" style:family="text">
      <style:text-properties officeooo:rsid="0034b131"/>
    </style:style>
    <style:style style:name="T11" style:family="text">
      <style:text-properties officeooo:rsid="0038a3f9"/>
    </style:style>
    <style:style style:name="T12" style:family="text">
      <style:text-properties officeooo:rsid="0049ab81"/>
    </style:style>
    <style:style style:name="T13" style:family="text">
      <style:text-properties officeooo:rsid="004d461f"/>
    </style:style>
    <style:style style:name="T14" style:family="text">
      <style:text-properties officeooo:rsid="004e9a78"/>
    </style:style>
    <style:style style:name="T15" style:family="text">
      <style:text-properties officeooo:rsid="004f80cb"/>
    </style:style>
    <style:style style:name="T16" style:family="text">
      <style:text-properties officeooo:rsid="00516e44"/>
    </style:style>
    <style:style style:name="T17" style:family="text">
      <style:text-properties officeooo:rsid="00655725"/>
    </style:style>
    <style:style style:name="T18" style:family="text">
      <style:text-properties officeooo:rsid="00664978"/>
    </style:style>
    <style:style style:name="T19" style:family="text">
      <style:text-properties officeooo:rsid="0071a5a6"/>
    </style:style>
    <style:style style:name="T20" style:family="text">
      <style:text-properties officeooo:rsid="007416e8"/>
    </style:style>
    <style:style style:name="T21" style:family="text">
      <style:text-properties officeooo:rsid="007603b9"/>
    </style:style>
    <style:style style:name="T22" style:family="text">
      <style:text-properties officeooo:rsid="00791309"/>
    </style:style>
    <style:style style:name="T23" style:family="text">
      <style:text-properties officeooo:rsid="007f9e52"/>
    </style:style>
    <style:style style:name="T24" style:family="text">
      <style:text-properties officeooo:rsid="0092e61e"/>
    </style:style>
    <style:style style:name="T25" style:family="text">
      <style:text-properties officeooo:rsid="0094abe3"/>
    </style:style>
    <style:style style:name="T26" style:family="text">
      <style:text-properties officeooo:rsid="00a2b7d4"/>
    </style:style>
    <style:style style:name="T27" style:family="text">
      <style:text-properties officeooo:rsid="00a4442a"/>
    </style:style>
    <style:style style:name="T28" style:family="text">
      <style:text-properties officeooo:rsid="00b053a9"/>
    </style:style>
    <style:style style:name="T29" style:family="text">
      <style:text-properties officeooo:rsid="00b25728"/>
    </style:style>
    <style:style style:name="T30" style:family="text">
      <style:text-properties officeooo:rsid="00b64fe3"/>
    </style:style>
    <style:style style:name="T31" style:family="text">
      <style:text-properties officeooo:rsid="00bd8ed6"/>
    </style:style>
    <style:style style:name="T32" style:family="text">
      <style:text-properties officeooo:rsid="00c29f44"/>
    </style:style>
    <style:style style:name="T33" style:family="text">
      <style:text-properties officeooo:rsid="00c395ff"/>
    </style:style>
    <style:style style:name="T34" style:family="text">
      <style:text-properties officeooo:rsid="00ca933f"/>
    </style:style>
    <style:style style:name="T35" style:family="text">
      <style:text-properties officeooo:rsid="00d2b503"/>
    </style:style>
    <style:style style:name="T36" style:family="text">
      <style:text-properties officeooo:rsid="00d4dd39"/>
    </style:style>
    <style:style style:name="T37" style:family="text">
      <style:text-properties officeooo:rsid="00dc79f7"/>
    </style:style>
    <style:style style:name="T38" style:family="text">
      <style:text-properties officeooo:rsid="00de444d"/>
    </style:style>
    <style:style style:name="T39" style:family="text">
      <style:text-properties style:text-underline-style="solid" style:text-underline-width="auto" style:text-underline-color="font-color" officeooo:rsid="00fac940"/>
    </style:style>
    <style:style style:name="T40" style:family="text">
      <style:text-properties style:text-underline-style="solid" style:text-underline-width="auto" style:text-underline-color="font-color" officeooo:rsid="010a71f1"/>
    </style:style>
    <style:style style:name="T41" style:family="text">
      <style:text-properties style:text-underline-style="solid" style:text-underline-width="auto" style:text-underline-color="font-color" officeooo:rsid="01493b34"/>
    </style:style>
    <style:style style:name="T42" style:family="text">
      <style:text-properties officeooo:rsid="00e06ecf"/>
    </style:style>
    <style:style style:name="T43" style:family="text">
      <style:text-properties officeooo:rsid="00e2f4c1"/>
    </style:style>
    <style:style style:name="T44" style:family="text">
      <style:text-properties officeooo:rsid="00e30467"/>
    </style:style>
    <style:style style:name="T45" style:family="text">
      <style:text-properties officeooo:rsid="00e327a6"/>
    </style:style>
    <style:style style:name="T46" style:family="text">
      <style:text-properties officeooo:rsid="00e3e3ab"/>
    </style:style>
    <style:style style:name="T47" style:family="text">
      <style:text-properties officeooo:rsid="00e40252"/>
    </style:style>
    <style:style style:name="T48" style:family="text">
      <style:text-properties officeooo:rsid="00e4acc2"/>
    </style:style>
    <style:style style:name="T49" style:family="text">
      <style:text-properties officeooo:rsid="00e818f4"/>
    </style:style>
    <style:style style:name="T50" style:family="text">
      <style:text-properties officeooo:rsid="00ea1575"/>
    </style:style>
    <style:style style:name="T51" style:family="text">
      <style:text-properties officeooo:rsid="00ebdd59"/>
    </style:style>
    <style:style style:name="T52" style:family="text">
      <style:text-properties officeooo:rsid="00ec3b2c"/>
    </style:style>
    <style:style style:name="T53" style:family="text">
      <style:text-properties officeooo:rsid="00f23d6e"/>
    </style:style>
    <style:style style:name="T54" style:family="text">
      <style:text-properties officeooo:rsid="00f40641"/>
    </style:style>
    <style:style style:name="T55" style:family="text">
      <style:text-properties officeooo:rsid="00f650e4"/>
    </style:style>
    <style:style style:name="T56" style:family="text">
      <style:text-properties officeooo:rsid="00f805da"/>
    </style:style>
    <style:style style:name="T57" style:family="text">
      <style:text-properties officeooo:rsid="00f9ee96"/>
    </style:style>
    <style:style style:name="T58" style:family="text">
      <style:text-properties officeooo:rsid="00fac940"/>
    </style:style>
    <style:style style:name="T59" style:family="text">
      <style:text-properties officeooo:rsid="010943d6"/>
    </style:style>
    <style:style style:name="T60" style:family="text">
      <style:text-properties officeooo:rsid="010a64c0"/>
    </style:style>
    <style:style style:name="T61" style:family="text">
      <style:text-properties officeooo:rsid="010a71f1"/>
    </style:style>
    <style:style style:name="T62" style:family="text">
      <style:text-properties officeooo:rsid="01154898"/>
    </style:style>
    <style:style style:name="T63" style:family="text">
      <style:text-properties officeooo:rsid="0117054b"/>
    </style:style>
    <style:style style:name="T64" style:family="text">
      <style:text-properties officeooo:rsid="0119a116"/>
    </style:style>
    <style:style style:name="T65" style:family="text">
      <style:text-properties officeooo:rsid="011e1270"/>
    </style:style>
    <style:style style:name="T66" style:family="text">
      <style:text-properties officeooo:rsid="01208f6b"/>
    </style:style>
    <style:style style:name="T67" style:family="text">
      <style:text-properties officeooo:rsid="012102ea"/>
    </style:style>
    <style:style style:name="T68" style:family="text">
      <style:text-properties officeooo:rsid="01246052"/>
    </style:style>
    <style:style style:name="T69" style:family="text">
      <style:text-properties officeooo:rsid="0128411e"/>
    </style:style>
    <style:style style:name="T70" style:family="text">
      <style:text-properties officeooo:rsid="01368b7d"/>
    </style:style>
    <style:style style:name="T71" style:family="text">
      <style:text-properties officeooo:rsid="0140a564"/>
    </style:style>
    <style:style style:name="T72" style:family="text">
      <style:text-properties officeooo:rsid="01493b34"/>
    </style:style>
    <style:style style:name="T73" style:family="text">
      <style:text-properties officeooo:rsid="0153761d"/>
    </style:style>
    <style:style style:name="T74" style:family="text">
      <style:text-properties officeooo:rsid="01538266"/>
    </style:style>
    <style:style style:name="T75" style:family="text">
      <style:text-properties officeooo:rsid="015ad560"/>
    </style:style>
    <style:style style:name="T76" style:family="text">
      <style:text-properties officeooo:rsid="015eef82"/>
    </style:style>
    <style:style style:name="T77" style:family="text">
      <style:text-properties officeooo:rsid="016064a8"/>
    </style:style>
    <style:style style:name="T78" style:family="text">
      <style:text-properties officeooo:rsid="01621819"/>
    </style:style>
    <style:style style:name="T79" style:family="text">
      <style:text-properties officeooo:rsid="01624e9a"/>
    </style:style>
    <style:style style:name="T80" style:family="text">
      <style:text-properties officeooo:rsid="0163ab2a"/>
    </style:style>
    <style:style style:name="T81" style:family="text">
      <style:text-properties officeooo:rsid="0169c892"/>
    </style:style>
    <style:style style:name="T82" style:family="text">
      <style:text-properties officeooo:rsid="016caef9"/>
    </style:style>
    <style:style style:name="T83" style:family="text">
      <style:text-properties officeooo:rsid="016cbf84"/>
    </style:style>
    <style:style style:name="T84" style:family="text">
      <style:text-properties officeooo:rsid="016cdc20"/>
    </style:style>
    <style:style style:name="T85" style:family="text">
      <style:text-properties officeooo:rsid="016e6924"/>
    </style:style>
    <style:style style:name="T86" style:family="text">
      <style:text-properties officeooo:rsid="01710d04"/>
    </style:style>
    <style:style style:name="T87" style:family="text">
      <style:text-properties officeooo:rsid="0177a406"/>
    </style:style>
    <style:style style:name="T88" style:family="text">
      <style:text-properties officeooo:rsid="017d13e6"/>
    </style:style>
    <style:style style:name="T89" style:family="text">
      <style:text-properties officeooo:rsid="0185ac59"/>
    </style:style>
    <style:style style:name="T90" style:family="text">
      <style:text-properties officeooo:rsid="0186dbcc"/>
    </style:style>
    <style:style style:name="T91" style:family="text">
      <style:text-properties officeooo:rsid="018b7c59"/>
    </style:style>
    <style:style style:name="T92" style:family="text">
      <style:text-properties officeooo:rsid="018de0e7"/>
    </style:style>
    <style:style style:name="T93" style:family="text">
      <style:text-properties officeooo:rsid="018f5868"/>
    </style:style>
    <style:style style:name="T94" style:family="text">
      <style:text-properties officeooo:rsid="0192f0d8"/>
    </style:style>
    <style:style style:name="T95" style:family="text">
      <style:text-properties officeooo:rsid="019496c6"/>
    </style:style>
    <style:style style:name="T96" style:family="text">
      <style:text-properties officeooo:rsid="0195efda"/>
    </style:style>
    <style:style style:name="T97" style:family="text">
      <style:text-properties officeooo:rsid="01a0d387"/>
    </style:style>
    <style:style style:name="T98" style:family="text">
      <style:text-properties officeooo:rsid="01a24443"/>
    </style:style>
    <style:style style:name="T99" style:family="text">
      <style:text-properties officeooo:rsid="01a9c244"/>
    </style:style>
    <style:style style:name="T100" style:family="text">
      <style:text-properties officeooo:rsid="01b01ff2"/>
    </style:style>
    <style:style style:name="T101" style:family="text">
      <style:text-properties officeooo:rsid="01b0befe"/>
    </style:style>
    <style:style style:name="T102" style:family="text">
      <style:text-properties officeooo:rsid="01b5d031"/>
    </style:style>
    <style:style style:name="T103" style:family="text">
      <style:text-properties officeooo:rsid="01b61422"/>
    </style:style>
    <style:style style:name="T104" style:family="text">
      <style:text-properties officeooo:rsid="01b66d14"/>
    </style:style>
    <style:style style:name="T105" style:family="text">
      <style:text-properties officeooo:rsid="01b8823c"/>
    </style:style>
    <style:style style:name="T106" style:family="text">
      <style:text-properties officeooo:rsid="01bd5178"/>
    </style:style>
    <style:style style:name="T107" style:family="text">
      <style:text-properties officeooo:rsid="01c02746"/>
    </style:style>
    <style:style style:name="T108" style:family="text">
      <style:text-properties officeooo:rsid="006c108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cherches rédaction statuts association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28"><text:a xlink:type="simple" xlink:href="#__RefHeading___Toc105_2091463054" text:style-name="Index_20_Link" text:visited-style-name="Index_20_Link">Règles de droit commun<text:tab/>2</text:a></text:p>
          <text:p text:style-name="P29"><text:a xlink:type="simple" xlink:href="#__RefHeading___Toc107_2091463054" text:style-name="Index_20_Link" text:visited-style-name="Index_20_Link">Types d’associations<text:tab/>2</text:a></text:p>
          <text:p text:style-name="P30"><text:a xlink:type="simple" xlink:href="#__RefHeading___Toc164_2091463054" text:style-name="Index_20_Link" text:visited-style-name="Index_20_Link">L’association déclarée<text:tab/>2</text:a></text:p>
          <text:p text:style-name="P30"><text:a xlink:type="simple" xlink:href="#__RefHeading___Toc166_2091463054" text:style-name="Index_20_Link" text:visited-style-name="Index_20_Link">L’association de fait<text:tab/>3</text:a></text:p>
          <text:p text:style-name="P30"><text:a xlink:type="simple" xlink:href="#__RefHeading___Toc168_2091463054" text:style-name="Index_20_Link" text:visited-style-name="Index_20_Link">Cas particuliers<text:tab/>4</text:a></text:p>
          <text:p text:style-name="P31"><text:a xlink:type="simple" xlink:href="#__RefHeading___Toc170_2091463054" text:style-name="Index_20_Link" text:visited-style-name="Index_20_Link">Associations reconnues d’utilité publique par décret en Conseil d’État.<text:tab/>4</text:a></text:p>
          <text:p text:style-name="P31"><text:a xlink:type="simple" xlink:href="#__RefHeading___Toc172_2091463054" text:style-name="Index_20_Link" text:visited-style-name="Index_20_Link">Associations religieuses acquièrent la personnalité juridique par décret en Conseil d’État.<text:tab/>4</text:a></text:p>
          <text:p text:style-name="P31"><text:a xlink:type="simple" xlink:href="#__RefHeading___Toc174_2091463054" text:style-name="Index_20_Link" text:visited-style-name="Index_20_Link">Association syndicale de propriétaires.<text:tab/>4</text:a></text:p>
          <text:p text:style-name="P31"><text:a xlink:type="simple" xlink:href="#__RefHeading___Toc176_2091463054" text:style-name="Index_20_Link" text:visited-style-name="Index_20_Link">Junior association.<text:tab/>4</text:a></text:p>
          <text:p text:style-name="P31"><text:a xlink:type="simple" xlink:href="#__RefHeading___Toc178_2091463054" text:style-name="Index_20_Link" text:visited-style-name="Index_20_Link">Association agréée.<text:tab/>4</text:a></text:p>
          <text:p text:style-name="P31"><text:a xlink:type="simple" xlink:href="#__RefHeading___Toc180_2091463054" text:style-name="Index_20_Link" text:visited-style-name="Index_20_Link">Association de droit local (Alsace-Moselle)<text:tab/>4</text:a></text:p>
          <text:p text:style-name="P31"><text:a xlink:type="simple" xlink:href="#__RefHeading___Toc182_2091463054" text:style-name="Index_20_Link" text:visited-style-name="Index_20_Link">Association étrangère<text:tab/>4</text:a></text:p>
          <text:p text:style-name="P29"><text:a xlink:type="simple" xlink:href="#__RefHeading___Toc111_2091463054" text:style-name="Index_20_Link" text:visited-style-name="Index_20_Link">Formalités administratives<text:tab/>4</text:a></text:p>
          <text:p text:style-name="P30"><text:a xlink:type="simple" xlink:href="#__RefHeading___Toc113_2091463054" text:style-name="Index_20_Link" text:visited-style-name="Index_20_Link">Obligatoires<text:tab/>4</text:a></text:p>
          <text:p text:style-name="P31"><text:a xlink:type="simple" xlink:href="#__RefHeading___Toc115_2091463054" text:style-name="Index_20_Link" text:visited-style-name="Index_20_Link">Signature des statuts de l’association (= existence juridique)<text:tab/>4</text:a></text:p>
          <text:p text:style-name="P30"><text:a xlink:type="simple" xlink:href="#__RefHeading___Toc119_2091463054" text:style-name="Index_20_Link" text:visited-style-name="Index_20_Link">Facultatives<text:tab/>4</text:a></text:p>
          <text:p text:style-name="P31"><text:a xlink:type="simple" xlink:href="#__RefHeading___Toc117_2091463054" text:style-name="Index_20_Link" text:visited-style-name="Index_20_Link">Déclaration à la préfecture (= personnalité juridique)<text:tab/>4</text:a></text:p>
          <text:p text:style-name="P31"><text:a xlink:type="simple" xlink:href="#__RefHeading___Toc121_2091463054" text:style-name="Index_20_Link" text:visited-style-name="Index_20_Link">Immatriculation au répertoire Sirene<text:tab/>5</text:a></text:p>
          <text:p text:style-name="P29"><text:a xlink:type="simple" xlink:href="#__RefHeading___Toc128_2091463054" text:style-name="Index_20_Link" text:visited-style-name="Index_20_Link">Fonctionnement<text:tab/>5</text:a></text:p>
          <text:p text:style-name="P30"><text:a xlink:type="simple" xlink:href="#__RefHeading___Toc130_2091463054" text:style-name="Index_20_Link" text:visited-style-name="Index_20_Link">Assemblée générale<text:tab/>6</text:a></text:p>
          <text:p text:style-name="P30"><text:a xlink:type="simple" xlink:href="#__RefHeading___Toc132_2091463054" text:style-name="Index_20_Link" text:visited-style-name="Index_20_Link">Conseil d’administration<text:tab/>6</text:a></text:p>
          <text:p text:style-name="P30"><text:a xlink:type="simple" xlink:href="#__RefHeading___Toc134_2091463054" text:style-name="Index_20_Link" text:visited-style-name="Index_20_Link">Bureau<text:tab/>6</text:a></text:p>
          <text:p text:style-name="P31"><text:a xlink:type="simple" xlink:href="#__RefHeading___Toc136_2091463054" text:style-name="Index_20_Link" text:visited-style-name="Index_20_Link">Président<text:tab/>6</text:a></text:p>
          <text:p text:style-name="P31"><text:a xlink:type="simple" xlink:href="#__RefHeading___Toc138_2091463054" text:style-name="Index_20_Link" text:visited-style-name="Index_20_Link">Secrétaire général<text:tab/>6</text:a></text:p>
          <text:p text:style-name="P31"><text:a xlink:type="simple" xlink:href="#__RefHeading___Toc140_2091463054" text:style-name="Index_20_Link" text:visited-style-name="Index_20_Link">Trésorier<text:tab/>6</text:a></text:p>
          <text:p text:style-name="P30"><text:a xlink:type="simple" xlink:href="#__RefHeading___Toc142_2091463054" text:style-name="Index_20_Link" text:visited-style-name="Index_20_Link">Adhérents<text:tab/>6</text:a></text:p>
          <text:p text:style-name="P30"><text:a xlink:type="simple" xlink:href="#__RefHeading___Toc144_2091463054" text:style-name="Index_20_Link" text:visited-style-name="Index_20_Link">Personnel (salarié ou bénévole)<text:tab/>6</text:a></text:p>
          <text:p text:style-name="P30"><text:a xlink:type="simple" xlink:href="#__RefHeading___Toc146_2091463054" text:style-name="Index_20_Link" text:visited-style-name="Index_20_Link">Volontaires<text:tab/>6</text:a></text:p>
          <text:p text:style-name="P29"><text:a xlink:type="simple" xlink:href="#__RefHeading___Toc148_2091463054" text:style-name="Index_20_Link" text:visited-style-name="Index_20_Link">Ressources<text:tab/>6</text:a></text:p>
          <text:p text:style-name="P30"><text:a xlink:type="simple" xlink:href="#__RefHeading___Toc150_2091463054" text:style-name="Index_20_Link" text:visited-style-name="Index_20_Link">But non lucratif<text:tab/>6</text:a></text:p>
          <text:p text:style-name="P30"><text:a xlink:type="simple" xlink:href="#__RefHeading___Toc152_2091463054" text:style-name="Index_20_Link" text:visited-style-name="Index_20_Link">Ressources en nature<text:tab/>6</text:a></text:p>
          <text:p text:style-name="P30"><text:a xlink:type="simple" xlink:href="#__RefHeading___Toc154_2091463054" text:style-name="Index_20_Link" text:visited-style-name="Index_20_Link">Ressources financières<text:tab/>6</text:a></text:p>
          <text:p text:style-name="P31"><text:a xlink:type="simple" xlink:href="#__RefHeading___Toc156_2091463054" text:style-name="Index_20_Link" text:visited-style-name="Index_20_Link">Cotisations<text:tab/>6</text:a></text:p>
          <text:p text:style-name="P31"><text:a xlink:type="simple" xlink:href="#__RefHeading___Toc158_2091463054" text:style-name="Index_20_Link" text:visited-style-name="Index_20_Link">Dons<text:tab/>6</text:a></text:p>
          <text:p text:style-name="P31"><text:a xlink:type="simple" xlink:href="#__RefHeading___Toc160_2091463054" text:style-name="Index_20_Link" text:visited-style-name="Index_20_Link">Subventions<text:tab/>6</text:a></text:p>
          <text:p text:style-name="P31"><text:a xlink:type="simple" xlink:href="#__RefHeading___Toc162_2091463054" text:style-name="Index_20_Link" text:visited-style-name="Index_20_Link">Legs<text:tab/>6</text:a></text:p>
          <text:p text:style-name="P28"><text:a xlink:type="simple" xlink:href="#__RefHeading___Toc109_2091463054" text:style-name="Index_20_Link" text:visited-style-name="Index_20_Link">Règles particulières en Alsace-Moselle<text:tab/>7</text:a></text:p>
        </text:index-body>
      </text:table-of-content>
      <text:p text:style-name="Text_20_body"/>
      <text:h text:style-name="Heading_20_1" text:outline-level="1"><text:bookmark-start text:name="__RefHeading___Toc105_2091463054"/><text:soft-page-break/>Règles de droit commun<text:bookmark-end text:name="__RefHeading___Toc105_2091463054"/></text:h>
      <text:h text:style-name="P34" text:outline-level="2"><text:bookmark-start text:name="__RefHeading___Toc107_2091463054"/>Types d’association<text:span text:style-name="T19">s</text:span><text:bookmark-end text:name="__RefHeading___Toc107_2091463054"/></text:h>
      <text:h text:style-name="P35" text:outline-level="3"><text:bookmark-start text:name="__RefHeading___Toc164_2091463054"/>L’association déclarée<text:bookmark-end text:name="__RefHeading___Toc164_2091463054"/></text:h>
      <text:p text:style-name="P2">Association déclarée en préfecture (= <text:span text:style-name="T2">existence juridique + </text:span>patrimoine + <text:span text:style-name="T1">possibilité d’agir en justice)</text:span></text:p>
      <text:p text:style-name="P2"/>
      <text:p text:style-name="P2">Lorsqu’elle est déclarée, l’association possède alors la capacité juridique (on dit aussi qu’elle a la " personnalité juridique " ou la " personnalité morale "). L’association aura alors une " personnalité " propre, distincte de celle de ses membres. Elle pourra ainsi notamment, comme le précise l’article 6 de la loi de 1901 :</text:p>
      <text:p text:style-name="P2"><text:span text:style-name="T24">E</text:span>ster en justice (elle peut exercer toute action en justice tant en demande qu’en défense), par exemple si elle a subi un préjudice ;</text:p>
      <text:p text:style-name="P2"><text:span text:style-name="T24">R</text:span>ecevoir des dons de la générosité du public,</text:p>
      <text:p text:style-name="P2"><text:span text:style-name="T24">B</text:span>énéficier de subventions publiques,</text:p>
      <text:p text:style-name="P2"><text:span text:style-name="T24">C</text:span>ontracter un contrat d’assurances, de prestations de services,</text:p>
      <text:p text:style-name="P2"><text:span text:style-name="T24">P</text:span>ercevoir les cotisations de ses membres.</text:p>
      <text:p text:style-name="P2"/>
      <text:p text:style-name="P2">Elle peut également acquérir, posséder et administrer :</text:p>
      <text:p text:style-name="P2"><text:span text:style-name="T25">L</text:span>e local destiné à l’administration de l’association et à la réunion de ses membres (à défaut d’en être propriétaire, elle peut évidemment le louer),</text:p>
      <text:p text:style-name="P2"><text:span text:style-name="T25">L</text:span>es immeubles strictement nécessaires à l’accomplissement du but qu’elle se propose. Ces dispositions limitent la capacité des associations déclarées à posséder des immeubles.</text:p>
      <text:p text:style-name="P2"/>
      <text:p text:style-name="P2">Sous deux conditions supplémentaires, des associations peuvent accepter les donations et legs ou posséder et administrer des immeubles acquis à titre gratuit.</text:p>
      <text:p text:style-name="P2"/>
      <text:p text:style-name="P21">Remarques :</text:p>
      <text:p text:style-name="P2">Attention, la création, les modifications survenus dans leur administration, ainsi que toutes les modifications apportées à leurs statuts, ne sont opposables aux tiers qu’à partir du jour où ils auront été déclarés.</text:p>
      <text:p text:style-name="P2"/>
      <text:h text:style-name="Heading_20_3" text:outline-level="3"><text:bookmark-start text:name="__RefHeading___Toc166_2091463054"/><text:soft-page-break/>L’association de fait<text:bookmark-end text:name="__RefHeading___Toc166_2091463054"/></text:h>
      <text:p text:style-name="P1">Association « simple » <text:span text:style-name="T22">ou « de fait »</text:span> non déclarée en préfecture (= existence juridique, mais pas de patrimoine ni de possibilité d’agir en justice).</text:p>
      <text:p text:style-name="P1"/>
      <text:p text:style-name="P20">Avantages :</text:p>
      <text:p text:style-name="P6">L'association peut être constituée sans autorisation, ni déclaration car créer une association sans la déclarer, est légal.</text:p>
      <text:p text:style-name="P6">Créer, faire fonctionner ou dissoudre une association n’exige aucune formalité.</text:p>
      <text:p text:style-name="P6">Les membres peuvent librement choisir leurs règles de fonctionnement ou d’organisation.</text:p>
      <text:p text:style-name="P6">L’association non déclarée ne peut être assignée en justice (Cour de cassation, chambre sociale du 12 juillet 2010, n° 09-41.402) </text:p>
      <text:p text:style-name="P1"/>
      <text:p text:style-name="P20">Inconvénients :</text:p>
      <text:p text:style-name="P4">L’association non déclarée ne bénéficie pas de la capacité juridique de la personne morale, donc elle ne dispose pas par elle-même de droits et d’obligations. </text:p>
      <text:p text:style-name="P5"><text:span text:style-name="T23">T</text:span>ous les actes effectués sont réputés faits par ses membres. Les actes que l’association aurait réalisés sont nuls et n’ont aucun effet (CAA Paris, 18.5.1995, BAF 1/95, inf. 2).</text:p>
      <text:p text:style-name="P5">Son nom ou sa dénomination ne peuvent être protégés.</text:p>
      <text:p text:style-name="P5">L’association ne peut pas ouvrir de compte bancaire à son nom.</text:p>
      <text:p text:style-name="P5">L’association ne peut pas ni signer de contrat de location (bail) d’un local.</text:p>
      <text:p text:style-name="P5">L’association ne peut pas devenir propriétaire. Les biens acquis sont la propriété des membres en indivision.</text:p>
      <text:p text:style-name="P5">L’association ne peut pas percevoir de subvention publique</text:p>
      <text:p text:style-name="P5">L’association ne peut pas recevoir des dons, ni recueillir des donations ou des legs.</text:p>
      <text:p text:style-name="P5">L’association ne peut pas solliciter d’agrément.<text:line-break/></text:p>
      <text:p text:style-name="P19">Remarques :</text:p>
      <text:p text:style-name="P3">Le choix de l’association de fait ou non déclarée peut donc être adapté pour un groupement dont l’objet et/ou la mise en œuvre du projet ne nécessitent pas de relations avec des tiers. </text:p>
      <text:p text:style-name="P7"/>
      <text:h text:style-name="Heading_20_3" text:outline-level="3"><text:bookmark-start text:name="__RefHeading___Toc168_2091463054"/><text:soft-page-break/>Cas particuliers<text:bookmark-end text:name="__RefHeading___Toc168_2091463054"/></text:h>
      <text:h text:style-name="Heading_20_4" text:outline-level="4"><text:bookmark-start text:name="__RefHeading___Toc170_2091463054"/>Associations reconnues d’utilité publique <text:span text:style-name="T3">par décret en C</text:span><text:span text:style-name="T4">onseil d’État.</text:span><text:bookmark-end text:name="__RefHeading___Toc170_2091463054"/></text:h>
      <text:h text:style-name="Heading_20_4" text:outline-level="4"><text:bookmark-start text:name="__RefHeading___Toc172_2091463054"/>Associations religieuses <text:span text:style-name="T5">acquièrent la personnalité juridique par décret en Conseil d’État.</text:span><text:bookmark-end text:name="__RefHeading___Toc172_2091463054"/></text:h>
      <text:h text:style-name="Heading_20_4" text:outline-level="4"><text:bookmark-start text:name="__RefHeading___Toc174_2091463054"/>Association syndicale de propriétaires.<text:bookmark-end text:name="__RefHeading___Toc174_2091463054"/></text:h>
      <text:h text:style-name="Heading_20_4" text:outline-level="4"><text:bookmark-start text:name="__RefHeading___Toc176_2091463054"/>Junior association.<text:bookmark-end text:name="__RefHeading___Toc176_2091463054"/></text:h>
      <text:h text:style-name="Heading_20_4" text:outline-level="4"><text:bookmark-start text:name="__RefHeading___Toc178_2091463054"/>Association agréée.<text:bookmark-end text:name="__RefHeading___Toc178_2091463054"/></text:h>
      <text:h text:style-name="Heading_20_4" text:outline-level="4"><text:bookmark-start text:name="__RefHeading___Toc180_2091463054"/>Association de droit local (Alsace-Moselle)<text:bookmark-end text:name="__RefHeading___Toc180_2091463054"/></text:h>
      <text:h text:style-name="Heading_20_4" text:outline-level="4"><text:bookmark-start text:name="__RefHeading___Toc182_2091463054"/>Association étrangère<text:bookmark-end text:name="__RefHeading___Toc182_2091463054"/></text:h>
      <text:p text:style-name="P7"/>
      <text:h text:style-name="Heading_20_2" text:outline-level="2"><text:bookmark-start text:name="__RefHeading___Toc111_2091463054"/><text:span text:style-name="T11">Formalités</text:span> administratives<text:bookmark-end text:name="__RefHeading___Toc111_2091463054"/></text:h>
      <text:h text:style-name="Heading_20_3" text:outline-level="3"><text:bookmark-start text:name="__RefHeading___Toc113_2091463054"/>Obligatoires<text:bookmark-end text:name="__RefHeading___Toc113_2091463054"/></text:h>
      <text:h text:style-name="P40" text:outline-level="4"><text:bookmark-start text:name="__RefHeading___Toc115_2091463054"/>Signature des statuts de l’association <text:span text:style-name="T13">(</text:span><text:span text:style-name="T15">= </text:span><text:span text:style-name="T13">existence juridique)</text:span><text:bookmark-end text:name="__RefHeading___Toc115_2091463054"/></text:h>
      <text:p text:style-name="P9">Acte fondateur <text:span text:style-name="T12">de </text:span><text:span text:style-name="T14">l’association</text:span><text:span text:style-name="T12"> </text:span><text:span text:style-name="T6">= </text:span>Signature d’un contrat par au moins 2 personnes.</text:p>
      <text:p text:style-name="P11">Le contrat les engagent les unes par rapport aux autres.</text:p>
      <text:p text:style-name="P12">Ce contrat est appelé statuts de l’association.</text:p>
      <text:p text:style-name="P13">Les statuts peuvent comporter des clauses permettant de les modifier.</text:p>
      <text:p text:style-name="P23"/>
      <text:p text:style-name="P15"/>
      <text:h text:style-name="Heading_20_3" text:outline-level="3"><text:bookmark-start text:name="__RefHeading___Toc119_2091463054"/>Facultatives<text:bookmark-end text:name="__RefHeading___Toc119_2091463054"/></text:h>
      <text:h text:style-name="P41" text:outline-level="4"><text:bookmark-start text:name="__RefHeading___Toc117_2091463054"/><text:span text:style-name="T15">Déclaration à la préfecture (= p</text:span>ersonnalité juridique<text:span text:style-name="T16">)</text:span><text:bookmark-end text:name="__RefHeading___Toc117_2091463054"/></text:h>
      <text:p text:style-name="P14">Création de la personnalité juridique = déclaration de l’association à la préfecture.</text:p>
      <text:p text:style-name="P16">Pour cela : il faut déposer les statuts à la préfecture, qui remet un récépissé <text:span text:style-name="T10">aux membres de l’association </text:span><text:span text:style-name="T21">dans les 5 jours suivant le dépôt (sauf si le dossier est incomplet)</text:span>.</text:p>
      <text:p text:style-name="P22">La création de l’association est publiée au Journal Officiel.</text:p>
      <text:p text:style-name="P22"/>
      <text:p text:style-name="P18">Remarques :</text:p>
      <text:p text:style-name="P22"><text:span text:style-name="T20">L</text:span>’administration ne peut pas s’opposer à la déclaration d’une association si le dossier est complet et si <text:soft-page-break/>l’objet de l’association est conforme à la loi. </text:p>
      <text:p text:style-name="P22"/>
      <text:p text:style-name="P17">Cette démarche peut être effectuée en ligne :</text:p>
      <text:p text:style-name="P24"><text:a xlink:type="simple" xlink:href="https://www.service-public.gouv.fr/particuliers/vosdroits/R1757" text:style-name="Internet_20_link" text:visited-style-name="Visited_20_Internet_20_Link">https://www.service-public.gouv.fr/particuliers/vosdroits/R1757</text:a></text:p>
      <text:p text:style-name="P24">Vous devez vous munir des documents suivants, au format numérique (pdf, 1.5 Mo maximum par document) :</text:p>
      <text:list xml:id="list1803669658" text:style-name="L1">
        <text:list-item>
          <text:p text:style-name="P58">Procès-verbal de l'assemblée constitutive ou son extrait daté et signé, portant le nom et le prénom du signataire </text:p>
        </text:list-item>
        <text:list-item>
          <text:p text:style-name="P58">Statuts de l'association datés et signés par au moins 2 personnes mentionnées sur la liste des dirigeants (bureau ou conseil d'administration), portant leur nom, prénom, et fonction au sein de l'association </text:p>
        </text:list-item>
        <text:list-item>
          <text:p text:style-name="P59">Mandat (le cas échéant) portant la signature, le nom, le prénom et la fonction au sein de l'association de l'une des personnes chargées de l'administration (bureau ou conseil d'administration)</text:p>
        </text:list-item>
      </text:list>
      <text:p text:style-name="P24"/>
      <text:h text:style-name="Heading_20_4" text:outline-level="4"><text:bookmark-start text:name="__RefHeading___Toc121_2091463054"/>Immatriculation au répertoire Sirene<text:bookmark-end text:name="__RefHeading___Toc121_2091463054"/></text:h>
      <text:p text:style-name="P7"/>
      <text:h text:style-name="Heading_20_2" text:outline-level="2"><text:bookmark-start text:name="__RefHeading___Toc128_2091463054"/>Fonctionnement<text:bookmark-end text:name="__RefHeading___Toc128_2091463054"/></text:h>
      <text:p text:style-name="Text_20_body">Toute association déclarée se compose généralement de trois instances : l'assemblée générale, le conseil d'administration et le bureau.</text:p>
      <text:h text:style-name="Heading_20_3" text:outline-level="3"><text:bookmark-start text:name="__RefHeading___Toc130_2091463054"/><text:soft-page-break/>Assemblée générale<text:bookmark-end text:name="__RefHeading___Toc130_2091463054"/></text:h>
      <text:h text:style-name="Heading_20_3" text:outline-level="3"><text:bookmark-start text:name="__RefHeading___Toc132_2091463054"/>Conseil d’administration<text:bookmark-end text:name="__RefHeading___Toc132_2091463054"/></text:h>
      <text:h text:style-name="P36" text:outline-level="3"><text:bookmark-start text:name="__RefHeading___Toc134_2091463054"/>Bureau<text:bookmark-end text:name="__RefHeading___Toc134_2091463054"/></text:h>
      <text:h text:style-name="P42" text:outline-level="4"><text:bookmark-start text:name="__RefHeading___Toc136_2091463054"/>Président<text:bookmark-end text:name="__RefHeading___Toc136_2091463054"/></text:h>
      <text:h text:style-name="Heading_20_4" text:outline-level="4"><text:bookmark-start text:name="__RefHeading___Toc138_2091463054"/>Secrétaire général<text:bookmark-end text:name="__RefHeading___Toc138_2091463054"/></text:h>
      <text:h text:style-name="Heading_20_4" text:outline-level="4"><text:bookmark-start text:name="__RefHeading___Toc140_2091463054"/>Trésorier<text:bookmark-end text:name="__RefHeading___Toc140_2091463054"/></text:h>
      <text:h text:style-name="Heading_20_3" text:outline-level="3"><text:bookmark-start text:name="__RefHeading___Toc142_2091463054"/>Adhérents<text:bookmark-end text:name="__RefHeading___Toc142_2091463054"/></text:h>
      <text:h text:style-name="Heading_20_3" text:outline-level="3"><text:bookmark-start text:name="__RefHeading___Toc144_2091463054"/>Personnel (salarié ou bénévole)<text:bookmark-end text:name="__RefHeading___Toc144_2091463054"/></text:h>
      <text:h text:style-name="Heading_20_3" text:outline-level="3"><text:bookmark-start text:name="__RefHeading___Toc146_2091463054"/>Volontaires<text:bookmark-end text:name="__RefHeading___Toc146_2091463054"/></text:h>
      <text:p text:style-name="P26"/>
      <text:p text:style-name="P26"/>
      <text:h text:style-name="Heading_20_2" text:outline-level="2"><text:bookmark-start text:name="__RefHeading___Toc148_2091463054"/>Ressources<text:bookmark-end text:name="__RefHeading___Toc148_2091463054"/></text:h>
      <text:h text:style-name="Heading_20_3" text:outline-level="3"><text:bookmark-start text:name="__RefHeading___Toc150_2091463054"/>But non lucratif<text:bookmark-end text:name="__RefHeading___Toc150_2091463054"/></text:h>
      <text:h text:style-name="Heading_20_3" text:outline-level="3"><text:bookmark-start text:name="__RefHeading___Toc152_2091463054"/>Ressources en nature<text:bookmark-end text:name="__RefHeading___Toc152_2091463054"/></text:h>
      <text:p text:style-name="P27">Ex : Mise à disposition d’un local.</text:p>
      <text:h text:style-name="Heading_20_3" text:outline-level="3"><text:bookmark-start text:name="__RefHeading___Toc154_2091463054"/>Ressources financières<text:bookmark-end text:name="__RefHeading___Toc154_2091463054"/></text:h>
      <text:h text:style-name="Heading_20_4" text:outline-level="4"><text:bookmark-start text:name="__RefHeading___Toc156_2091463054"/>Cotisations<text:bookmark-end text:name="__RefHeading___Toc156_2091463054"/></text:h>
      <text:h text:style-name="Heading_20_4" text:outline-level="4"><text:bookmark-start text:name="__RefHeading___Toc158_2091463054"/>Dons<text:bookmark-end text:name="__RefHeading___Toc158_2091463054"/></text:h>
      <text:h text:style-name="Heading_20_4" text:outline-level="4"><text:bookmark-start text:name="__RefHeading___Toc160_2091463054"/>Subventions<text:bookmark-end text:name="__RefHeading___Toc160_2091463054"/></text:h>
      <text:p text:style-name="Text_20_body"><text:span text:style-name="T17">A</text:span>rticle 12 de la loi n° 2021-1109 du 24 août 2021</text:p>
      <text:p text:style-name="Text_20_body"><text:span text:style-name="T18">L</text:span>es associations s'engagent à respecter « les principes de liberté, d'égalité, de fraternité et de dignité de la personne humaine, ainsi que les symboles de la République », à « ne pas remettre en cause le caractère laïque de la République et à « s'abstenir de toute action portant atteinte à l'ordre public ». À défaut, l'autorité publique pourra exiger la restitution des subventions versées, y compris en nature, depuis le manquement au contrat d'engagement.</text:p>
      <text:h text:style-name="Heading_20_4" text:outline-level="4"><text:bookmark-start text:name="__RefHeading___Toc162_2091463054"/>Legs<text:bookmark-end text:name="__RefHeading___Toc162_2091463054"/></text:h>
      <text:p text:style-name="P62"><text:span text:style-name="T108">Uniquement pour les associations reconnues d’utilité publique.</text:span></text:p>
      <text:h text:style-name="P33" text:outline-level="1"><text:bookmark-start text:name="__RefHeading___Toc109_2091463054"/>Règles particulières en Alsace-Moselle<text:bookmark-end text:name="__RefHeading___Toc109_2091463054"/></text:h>
      <text:p text:style-name="P10">Acte fondateur = signature d’un contrat par au moins <text:span text:style-name="T7">7 personnes</text:span>.</text:p>
      <text:p text:style-name="P25">Pas de déclaration à la préfecture en ligne possible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Arial" style:font-family-complex="Arial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2-24T11:24:24.701000000</dc:date>
    <meta:editing-duration>PT1H45M53S</meta:editing-duration>
    <meta:editing-cycles>343</meta:editing-cycles>
    <meta:generator>LibreOffice/7.3.3.2$Windows_X86_64 LibreOffice_project/d1d0ea68f081ee2800a922cac8f79445e4603348</meta:generator>
    <meta:document-statistic meta:table-count="0" meta:image-count="0" meta:object-count="0" meta:page-count="7" meta:paragraph-count="129" meta:word-count="1098" meta:character-count="7363" meta:non-whitespace-character-count="6390"/>
  </office:meta>
</office:document-meta>
</file>